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666666" style:font-name="monospace" fo:font-size="8.25pt" fo:letter-spacing="normal" fo:font-style="normal" fo:font-weight="normal"/>
    </style:style>
    <style:style style:name="P3" style:family="paragraph" style:parent-style-name="Text_20_body">
      <style:paragraph-properties fo:background-color="#e6e6e6">
        <style:background-image/>
      </style:paragraph-properties>
    </style:style>
    <style:style style:name="P4" style:family="paragraph" style:parent-style-name="Default_20_Text">
      <style:paragraph-properties fo:background-color="#e6e6e6">
        <style:background-image/>
      </style:paragraph-properties>
      <style:text-properties style:font-name="Monospace" fo:font-size="6pt" style:font-name-asian="Monospace" style:font-size-asian="6pt" style:font-name-complex="Monospace" style:font-size-complex="6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Default_20_Text">
      <style:paragraph-properties fo:margin-left="0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Monospace" fo:font-size="6pt" style:font-name-asian="Monospace" style:font-size-asian="6pt" style:font-name-complex="Monospace" style:font-size-complex="6pt"/>
    </style:style>
    <style:style style:name="P7" style:family="paragraph" style:parent-style-name="Default_20_Text">
      <style:paragraph-properties fo:margin-left="0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ff" style:font-name="Monospace" fo:font-size="6pt" style:font-name-asian="Monospace" style:font-size-asian="6pt" style:font-name-complex="Monospace" style:font-size-complex="6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_20_Single" style:list-style-name="L1"/>
    <style:style style:name="P10" style:family="paragraph" style:parent-style-name="Text_20_Body_20_Single" style:list-style-name="L2"/>
    <style:style style:name="P11" style:family="paragraph" style:parent-style-name="Text_20_Body_20_Single" style:list-style-name="L3"/>
    <style:style style:name="P12" style:family="paragraph" style:parent-style-name="Text_20_Body_20_Single" style:list-style-name="L4"/>
    <style:style style:name="P13" style:family="paragraph" style:parent-style-name="Text_20_Body_20_Single" style:list-style-name="L5"/>
    <style:style style:name="P14" style:family="paragraph" style:parent-style-name="Text_20_Body_20_Single" style:list-style-name="L6"/>
    <style:style style:name="P15" style:family="paragraph" style:parent-style-name="Text_20_Body_20_Single" style:list-style-name="L7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style:text-underline-style="solid" style:text-underline-width="auto" style:text-underline-color="font-color"/>
    </style:style>
    <style:style style:name="T5" style:family="text">
      <style:text-properties fo:color="#0000ff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ing and Running Codegenerators (headless)</text:h>
      <text:p text:style-name="Text_20_Body_20_Single">This process has been written and tested for Linux only (Ubuntu 10.4).</text:p>
      <text:h text:style-name="Heading_20_2" text:outline-level="2">Preparation</text:h>
      <text:h text:style-name="Heading_20_3" text:outline-level="3">Download and unpack OAW 4.3</text:h>
      <text:p text:style-name="Text_20_Body_20_Single">Download: <text:a xlink:type="simple" xlink:href="ftp://ftp.itemis.de/oaw/distro/eclipse/oAW4.3.1/itemis-oaw-distribution-I20090514-1901-linux-gtk-x86.tar.gz">ftp://ftp.itemis.de/oaw/distro/eclipse/oAW4.3.1/itemis-oaw-distribution-I20090514-1901-linux-gtk-x86.tar.gz</text:a></text:p>
      <text:p text:style-name="Text_20_Body_20_Single">known error with ubuntu 10.04: oaw-eclipse does not start with an empty workspace directory -&gt; create an empty workspace with another eclipse version and use that one </text:p>
      <text:h text:style-name="Heading_20_2" text:outline-level="2">Chronos Codegenerators</text:h>
      <text:h text:style-name="Heading_20_3" text:outline-level="3">Setup Eclipse Workspace</text:h>
      <text:list xml:id="list388099437" text:style-name="L1">
        <text:list-item>
          <text:p text:style-name="P9">Check out trunk of olympos Subversion repository</text:p>
        </text:list-item>
        <text:list-item>
          <text:p text:style-name="P9">Create empty Eclipse Workspace (on error check chapter “Download and unpack OAW 4.3”)</text:p>
        </text:list-item>
        <text:list-item>
          <text:p text:style-name="P9">Add the right Java SDK in Eclipse: Window → Preferences → Java → Installed JREs → Add → Standard VM → directory: e.g. /usr/lib/j2sdk1.6-ibm<text:line-break/>Make sure the sdk is checked under <text:s/>Window → Preferences → Java → Installed JREs</text:p>
        </text:list-item>
        <text:list-item>
          <text:p text:style-name="P9">Import Projects into Eclipse Workspace: File → Import → General → Existing Projects into Workspace </text:p>
          <text:list>
            <text:list-item>
              <text:p text:style-name="P9">path: &lt;your checkout path&gt;/olymposSVN/olympos/chronos/scr/workspace/generator</text:p>
            </text:list-item>
            <text:list-item>
              <text:p text:style-name="P9">In the List Projects, select all projects</text:p>
            </text:list-item>
            <text:list-item>
              <text:p text:style-name="P9"><text:span text:style-name="T3">Attention</text:span>: Copy projects into workspace has to be <text:span text:style-name="T3">deactivated</text:span>!</text:p>
            </text:list-item>
          </text:list>
        </text:list-item>
        <text:list-item>
          <text:p text:style-name="P9">Check the workspace folder: The only content should be the folder .metadata</text:p>
        </text:list-item>
      </text:list>
      <text:h text:style-name="Heading_20_3" text:outline-level="3">Build all generators</text:h>
      <text:list xml:id="list379388174" text:style-name="L2">
        <text:list-item>
          <text:p text:style-name="P10">Run generator.build/build.xml (<text:span text:style-name="T1">Right Klick</text:span> → Run as → Ant Build)</text:p>
        </text:list-item>
        <text:list-item>
          <text:p text:style-name="P10"><text:span text:style-name="T3">Attention</text:span>: If two menu items “Ant Build” show up, only one works</text:p>
        </text:list-item>
        <text:list-item>
          <text:p text:style-name="P10">A successful run looks like this:</text:p>
        </text:list-item>
      </text:list>
      <text:p>(...)</text:p>
      <text:p text:style-name="P4"><text:span text:style-name="T4">redist</text:span><text:span text:style-name="T5">:</text:span></text:p>
      <text:p text:style-name="P6"><text:span text:style-name="T5"><text:s text:c="5"/>[</text:span><text:span text:style-name="T4">copy</text:span><text:span text:style-name="T5">] Copying 107 files to /home/tschuetz/projects/eenergy/development/olymposSVN/trunk/olympos/chronos/scr/workspace/generator/dist/lib</text:span></text:p>
      <text:p text:style-name="P6"><text:span text:style-name="T5"><text:s text:c="6"/>[</text:span><text:span text:style-name="T4">jar</text:span><text:span text:style-name="T5">] Building jar: /home/tschuetz/projects/eenergy/development/olymposSVN/trunk/olympos/chronos/scr/workspace/generator/dist/ChronosGenerator.jar</text:span></text:p>
      <text:p text:style-name="P6"><text:span text:style-name="T5"><text:s text:c="5"/>[</text:span><text:span text:style-name="T4">copy</text:span><text:span text:style-name="T5">] Copying 21 files to /home/tschuetz/projects/eenergy/development/olymposSVN/trunk/olympos/chronos/scr/workspace/generator/dist</text:span></text:p>
      <text:p text:style-name="P6"><text:span text:style-name="T5"><text:s text:c="5"/>[</text:span><text:span text:style-name="T4">copy</text:span><text:span text:style-name="T5">] Copying 321 files to /home/tschuetz/projects/eenergy/development/olymposSVN/trunk/olympos/chronos/scr/workspace/generator/dist/cartridge</text:span></text:p>
      <text:p text:style-name="P6"><text:span text:style-name="T5"><text:s text:c="5"/>[</text:span><text:span text:style-name="T4">copy</text:span><text:span text:style-name="T5">] Copying 2 files to /home/tschuetz/projects/eenergy/development/olymposSVN/trunk/olympos/chronos/scr/workspace/generator/dist</text:span></text:p>
      <text:p text:style-name="P6"><text:span text:style-name="T5"><text:s text:c="6"/>[</text:span><text:span text:style-name="T4">zip</text:span><text:span text:style-name="T5">] Building zip: /home/tschuetz/projects/eenergy/development/olymposSVN/trunk/olympos/chronos/scr/workspace/generator/ChronosGenerator-0.9.9.3.zip</text:span></text:p>
      <text:p text:style-name="P7">BUILD SUCCESSFUL</text:p>
      <text:p text:style-name="P7">Total time: 10 seconds</text:p>
      <text:p text:style-name="Default_20_Text"/>
      <text:p text:style-name="Default_20_Text"/>
      <text:p text:style-name="Default_20_Text"/>
      <text:h text:style-name="Heading_20_3" text:outline-level="3">Run the generators with the testmodels</text:h>
      <text:list xml:id="list499556784" text:style-name="L3">
        <text:list-item>
          <text:p text:style-name="P11">The testmodels are in project testmodels/models/sourcemodels</text:p>
        </text:list-item>
        <text:list-item>
          <text:p text:style-name="P11">scripts to run them are in the <text:s/>testmodels/scripts</text:p>
        </text:list-item>
        <text:list-item>
          <text:p text:style-name="P11">run the scripts in a shell or create a run configuration in Eclipse</text:p>
        </text:list-item>
        <text:list-item>
          <text:p text:style-name="P11">make sure the scripts are executable after checkout (e.g. chmod a+x run_cwm2uml.sh)</text:p>
        </text:list-item>
      </text:list>
      <text:p text:style-name="Text_20_Body_20_Single"/>
      <text:p>Scripts and Models</text:p>
      <table:table table:name="Table1" table:style-name="Table1">
        <table:table-column table:style-name="Table1.A"/>
        <table:table-column table:style-name="Table1.A"/>
        <table:table-column table:style-name="Table1.A"/>
        <table:table-row>
          <table:table-cell table:style-name="Table1.A1" office:value-type="string">
            <text:p text:style-name="P5">script</text:p>
          </table:table-cell>
          <table:table-cell table:style-name="Table1.A1" office:value-type="string">
            <text:p text:style-name="P5">sourcemodel</text:p>
          </table:table-cell>
          <table:table-cell table:style-name="Table1.C1" office:value-type="string">
            <text:p text:style-name="P5">result</text:p>
          </table:table-cell>
        </table:table-row>
        <table:table-row>
          <table:table-cell table:style-name="Table1.A2" office:value-type="string">
            <text:p text:style-name="Table_20_Contents">run_cwm2uml.sh</text:p>
          </table:table-cell>
          <table:table-cell table:style-name="Table1.A2" office:value-type="string">
            <text:p text:style-name="Table_20_Contents">cim14/cwm-export.xml</text:p>
          </table:table-cell>
          <table:table-cell table:style-name="Table1.C2" office:value-type="string">
            <text:p text:style-name="Table_20_Contents">models/tmp/cwm-export.zip</text:p>
          </table:table-cell>
        </table:table-row>
        <table:table-row>
          <table:table-cell table:style-name="Table1.A2" office:value-type="string">
            <text:p text:style-name="Table_20_Contents">run_uml2cwm.sh</text:p>
          </table:table-cell>
          <table:table-cell table:style-name="Table1.A2" office:value-type="string">
            <text:p text:style-name="Table_20_Contents">cim14/cwm-export.uml</text:p>
          </table:table-cell>
          <table:table-cell table:style-name="Table1.C2" office:value-type="string">
            <text:p text:style-name="Table_20_Contents">models/tmp/cwm-export.xm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/>
      <text:h text:style-name="P8" text:outline-level="1">Running Codegenerators from CWM</text:h>
      <text:h text:style-name="Heading_20_2" text:outline-level="2">Preconditions</text:h>
      <text:list xml:id="list1687195201" text:style-name="L4">
        <text:list-item>
          <text:p text:style-name="P12">LAMPP Installation (XAMPP)</text:p>
        </text:list-item>
      </text:list>
      <text:h text:style-name="Heading_20_2" text:outline-level="2">Create Link to your Repository</text:h>
      <text:list xml:id="list1219458709" text:style-name="L5">
        <text:list-item>
          <text:p text:style-name="P13">Open shell as root (sudo su)</text:p>
        </text:list-item>
        <text:list-item>
          <text:p text:style-name="P13">Create symbolic link to the workspace folder of your repository in the htdocs folder of your lampp installation (e.g. /opt/lampp/htdocs): <text:line-break/>ln -s &lt;your-repository-path&gt;/trunk/olympos/chronos/scr/workspace <text:s/>./cwm-olympos-repo </text:p>
        </text:list-item>
        <text:list-item>
          <text:p text:style-name="P13">check the link in the shell: ll<text:line-break/>result (with your path):<text:line-break/><text:span text:style-name="T6">lrwxrwxrwx <text:s/>1 root root 90 2011-02-14 09:57 cwm-olympos-repo -&gt; /home/tschuetz/projects/eenergy/development/olymposSVN/trunk/olympos/chronos/scr/workspace/</text:span></text:p>
        </text:list-item>
        <text:list-item>
          <text:p text:style-name="P13">restart your lampp installation:<text:line-break/>Example: </text:p>
        </text:list-item>
      </text:list>
      <text:list xml:id="list1722065862" text:style-name="L6">
        <text:list-item>
          <text:p text:style-name="P14">/opt/lampp/lampp stop</text:p>
        </text:list-item>
        <text:list-item>
          <text:p text:style-name="P14">/opt/lampp/lampp start </text:p>
        </text:list-item>
      </text:list>
      <text:h text:style-name="Heading_20_2" text:outline-level="2">Configure CWM</text:h>
      <text:p text:style-name="Text_20_Body_20_Single">Configure CWM according to <text:span text:style-name="T2">Chronos_Web_Modeller_Installation.pdf</text:span></text:p>
      <text:h text:style-name="Heading_20_2" text:outline-level="2">Start and Use CWM</text:h>
      <text:list xml:id="list1447612467" text:style-name="L7">
        <text:list-item>
          <text:list>
            <text:list-item>
              <text:p text:style-name="P15">Open in Web-Browser: <text:a xlink:type="simple" xlink:href="http://localhost/cwm-olympos-repo/gui/">http://localhost/cwm-olympos-repo/gui/</text:a> an log in</text:p>
            </text:list-item>
            <text:list-item>
              <text:p text:style-name="P15"/>
            </text:list-item>
          </text:list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size-asian="12pt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2-08T10:36:21</meta:creation-date>
    <meta:generator>IBM_Lotus_Symphony/3.0$Linux OpenOffice.org_project/310m11$Build-9399</meta:generator>
    <dc:date>2011-02-17T11:01:11</dc:date>
    <meta:editing-duration>PT19H42M49S</meta:editing-duration>
    <meta:editing-cycles>41</meta:editing-cycles>
    <meta:document-statistic meta:table-count="1" meta:image-count="0" meta:object-count="0" meta:page-count="3" meta:paragraph-count="59" meta:word-count="419" meta:character-count="3650"/>
    <meta:user-defined meta:name="Info 1"/>
    <meta:user-defined meta:name="Info 2"/>
    <meta:user-defined meta:name="Info 3"/>
    <meta:user-defined meta:name="Info 4"/>
  </office:meta>
</office:document-meta>
</file>